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917in" table:align="right"/>
    </style:style>
    <style:style style:name="Table1.A" style:family="table-column">
      <style:table-column-properties style:column-width="0.625in"/>
    </style:style>
    <style:style style:name="Table1.B" style:family="table-column">
      <style:table-column-properties style:column-width="4.0667in"/>
    </style:style>
    <style:style style:name="Table1.1" style:family="table-row">
      <style:table-row-properties style:min-row-height="0.559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501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d42" officeooo:paragraph-rsid="000cdd42"/>
    </style:style>
    <style:style style:name="P2" style:family="paragraph" style:parent-style-name="Standard">
      <style:text-properties officeooo:rsid="000cdd42" officeooo:paragraph-rsid="00178040"/>
    </style:style>
    <style:style style:name="P3" style:family="paragraph" style:parent-style-name="Standard">
      <style:text-properties officeooo:rsid="000cdd42" officeooo:paragraph-rsid="00518571"/>
    </style:style>
    <style:style style:name="P4" style:family="paragraph" style:parent-style-name="Standard">
      <style:text-properties officeooo:rsid="000cdd42" officeooo:paragraph-rsid="001ae860"/>
    </style:style>
    <style:style style:name="P5" style:family="paragraph" style:parent-style-name="Standard">
      <style:text-properties officeooo:rsid="000cdd42" officeooo:paragraph-rsid="005cde74"/>
    </style:style>
    <style:style style:name="P6" style:family="paragraph" style:parent-style-name="Standard">
      <style:text-properties fo:font-weight="bold" officeooo:rsid="000cdd42" officeooo:paragraph-rsid="000cdd42" style:font-weight-asian="bold" style:font-weight-complex="bold"/>
    </style:style>
    <style:style style:name="P7" style:family="paragraph" style:parent-style-name="Standard">
      <style:text-properties fo:font-weight="bold" officeooo:rsid="00178040" officeooo:paragraph-rsid="00178040" style:font-weight-asian="bold" style:font-weight-complex="bold"/>
    </style:style>
    <style:style style:name="P8" style:family="paragraph" style:parent-style-name="Standard">
      <style:text-properties fo:font-weight="bold" officeooo:rsid="00196a96" officeooo:paragraph-rsid="00196a96" style:font-weight-asian="bold" style:font-weight-complex="bold"/>
    </style:style>
    <style:style style:name="P9" style:family="paragraph" style:parent-style-name="Standard">
      <style:text-properties fo:font-weight="bold" officeooo:rsid="00196a96" officeooo:paragraph-rsid="00583752" style:font-weight-asian="bold" style:font-weight-complex="bold"/>
    </style:style>
    <style:style style:name="P10" style:family="paragraph" style:parent-style-name="Standard">
      <style:text-properties fo:font-weight="bold" officeooo:rsid="002fb7fe" officeooo:paragraph-rsid="002fb7fe" style:font-weight-asian="bold" style:font-weight-complex="bold"/>
    </style:style>
    <style:style style:name="P11" style:family="paragraph" style:parent-style-name="Standard">
      <style:text-properties fo:font-weight="bold" officeooo:rsid="002fb7fe" officeooo:paragraph-rsid="00518571" style:font-weight-asian="bold" style:font-weight-complex="bold"/>
    </style:style>
    <style:style style:name="P12" style:family="paragraph" style:parent-style-name="Standard">
      <style:text-properties fo:font-weight="bold" officeooo:rsid="0035891d" officeooo:paragraph-rsid="0035891d" style:font-weight-asian="bold" style:font-weight-complex="bold"/>
    </style:style>
    <style:style style:name="P13" style:family="paragraph" style:parent-style-name="Standard">
      <style:text-properties fo:font-weight="bold" officeooo:rsid="004681e2" officeooo:paragraph-rsid="004681e2" style:font-weight-asian="bold" style:font-weight-complex="bold"/>
    </style:style>
    <style:style style:name="P14" style:family="paragraph" style:parent-style-name="Standard">
      <style:text-properties fo:font-weight="bold" officeooo:rsid="00510fe2" officeooo:paragraph-rsid="00510fe2" style:font-weight-asian="bold" style:font-weight-complex="bold"/>
    </style:style>
    <style:style style:name="P15" style:family="paragraph" style:parent-style-name="Standard">
      <style:text-properties fo:font-weight="bold" officeooo:rsid="001c5b24" officeooo:paragraph-rsid="00518571" style:font-weight-asian="bold" style:font-weight-complex="bold"/>
    </style:style>
    <style:style style:name="P16" style:family="paragraph" style:parent-style-name="Standard">
      <style:text-properties fo:font-weight="bold" officeooo:rsid="001c5175" officeooo:paragraph-rsid="001c5175" style:font-weight-asian="bold" style:font-weight-complex="bold"/>
    </style:style>
    <style:style style:name="P17" style:family="paragraph" style:parent-style-name="Standard">
      <style:text-properties fo:font-weight="bold" officeooo:rsid="00620cf3" officeooo:paragraph-rsid="00620cf3" style:font-weight-asian="bold" style:font-weight-complex="bold"/>
    </style:style>
    <style:style style:name="P18" style:family="paragraph" style:parent-style-name="Standard">
      <style:text-properties fo:font-weight="bold" officeooo:rsid="0084d2f8" officeooo:paragraph-rsid="0084d2f8" style:font-weight-asian="bold" style:font-weight-complex="bold"/>
    </style:style>
    <style:style style:name="P19" style:family="paragraph" style:parent-style-name="Standard">
      <style:text-properties fo:font-weight="bold" officeooo:rsid="00863fab" officeooo:paragraph-rsid="00863fab" style:font-weight-asian="bold" style:font-weight-complex="bold"/>
    </style:style>
    <style:style style:name="P20" style:family="paragraph" style:parent-style-name="Standard">
      <style:text-properties officeooo:rsid="0014844e" officeooo:paragraph-rsid="000cdd42"/>
    </style:style>
    <style:style style:name="P21" style:family="paragraph" style:parent-style-name="Standard">
      <style:text-properties officeooo:rsid="004eb9d0" officeooo:paragraph-rsid="000cdd42"/>
    </style:style>
    <style:style style:name="P22" style:family="paragraph" style:parent-style-name="Standard">
      <style:text-properties officeooo:rsid="004eb9d0" officeooo:paragraph-rsid="003bf521"/>
    </style:style>
    <style:style style:name="P23" style:family="paragraph" style:parent-style-name="Standard">
      <style:text-properties fo:font-weight="normal" officeooo:rsid="001c5175" officeooo:paragraph-rsid="001c5175" style:font-weight-asian="normal" style:font-weight-complex="normal"/>
    </style:style>
    <style:style style:name="P24" style:family="paragraph" style:parent-style-name="Standard">
      <style:text-properties fo:font-weight="normal" officeooo:rsid="001e1277" officeooo:paragraph-rsid="001e1277" style:font-weight-asian="normal" style:font-weight-complex="normal"/>
    </style:style>
    <style:style style:name="P25" style:family="paragraph" style:parent-style-name="Standard">
      <style:text-properties fo:font-weight="normal" officeooo:rsid="0035891d" officeooo:paragraph-rsid="0035891d" style:font-weight-asian="normal" style:font-weight-complex="normal"/>
    </style:style>
    <style:style style:name="P26" style:family="paragraph" style:parent-style-name="Standard">
      <style:text-properties fo:font-weight="normal" officeooo:rsid="0060ddfc" officeooo:paragraph-rsid="00620cf3" style:font-weight-asian="normal" style:font-weight-complex="normal"/>
    </style:style>
    <style:style style:name="P27" style:family="paragraph" style:parent-style-name="Standard">
      <style:text-properties fo:font-weight="normal" officeooo:rsid="00863fab" officeooo:paragraph-rsid="008f628a" style:font-weight-asian="normal" style:font-weight-complex="normal"/>
    </style:style>
    <style:style style:name="P28" style:family="paragraph" style:parent-style-name="Standard">
      <style:text-properties officeooo:rsid="001c5b24" officeooo:paragraph-rsid="001c5b24"/>
    </style:style>
    <style:style style:name="P29" style:family="paragraph" style:parent-style-name="Standard">
      <style:text-properties officeooo:rsid="0022a735" officeooo:paragraph-rsid="0022a735"/>
    </style:style>
    <style:style style:name="P30" style:family="paragraph" style:parent-style-name="Standard">
      <style:text-properties officeooo:rsid="002d9258" officeooo:paragraph-rsid="00346a69"/>
    </style:style>
    <style:style style:name="P31" style:family="paragraph" style:parent-style-name="Standard">
      <style:text-properties officeooo:rsid="0035891d" officeooo:paragraph-rsid="0035891d"/>
    </style:style>
    <style:style style:name="P32" style:family="paragraph" style:parent-style-name="Standard">
      <style:text-properties officeooo:rsid="0035891d" officeooo:paragraph-rsid="00518571"/>
    </style:style>
    <style:style style:name="P33" style:family="paragraph" style:parent-style-name="Standard">
      <style:text-properties officeooo:rsid="002abf8c" officeooo:paragraph-rsid="002abf8c"/>
    </style:style>
    <style:style style:name="P34" style:family="paragraph" style:parent-style-name="Standard">
      <style:text-properties officeooo:rsid="00510fe2" officeooo:paragraph-rsid="00510fe2"/>
    </style:style>
    <style:style style:name="P35" style:family="paragraph" style:parent-style-name="Standard">
      <style:text-properties officeooo:rsid="001e1277" officeooo:paragraph-rsid="00518571"/>
    </style:style>
    <style:style style:name="P36" style:family="paragraph" style:parent-style-name="Standard">
      <style:text-properties officeooo:rsid="001e1277" officeooo:paragraph-rsid="00659a27"/>
    </style:style>
    <style:style style:name="P37" style:family="paragraph" style:parent-style-name="Standard">
      <style:text-properties officeooo:rsid="00196a96" officeooo:paragraph-rsid="00346a69"/>
    </style:style>
    <style:style style:name="P38" style:family="paragraph" style:parent-style-name="Standard">
      <style:text-properties officeooo:rsid="000dd47a" officeooo:paragraph-rsid="001ae860"/>
    </style:style>
    <style:style style:name="P39" style:family="paragraph" style:parent-style-name="Standard">
      <style:text-properties officeooo:rsid="005cde74" officeooo:paragraph-rsid="005cde74"/>
    </style:style>
    <style:style style:name="P40" style:family="paragraph" style:parent-style-name="Standard">
      <style:text-properties officeooo:rsid="00647768" officeooo:paragraph-rsid="00647768"/>
    </style:style>
    <style:style style:name="P41" style:family="paragraph" style:parent-style-name="Standard">
      <style:text-properties officeooo:paragraph-rsid="0084d2f8"/>
    </style:style>
    <style:style style:name="P42" style:family="paragraph" style:parent-style-name="Standard">
      <style:text-properties officeooo:rsid="0084d2f8" officeooo:paragraph-rsid="0084d2f8"/>
    </style:style>
    <style:style style:name="P43" style:family="paragraph" style:parent-style-name="Standard">
      <style:text-properties officeooo:rsid="0084d2f8" officeooo:paragraph-rsid="009f90fb"/>
    </style:style>
    <style:style style:name="P44" style:family="paragraph" style:parent-style-name="Standard">
      <style:text-properties officeooo:rsid="009003dc" officeooo:paragraph-rsid="009003dc"/>
    </style:style>
    <style:style style:name="P45" style:family="paragraph" style:parent-style-name="Standard">
      <style:text-properties fo:font-size="16pt" fo:font-weight="bold" officeooo:rsid="000cdd42" officeooo:paragraph-rsid="000cdd42" style:font-size-asian="16pt" style:font-weight-asian="bold" style:font-size-complex="16pt" style:font-weight-complex="bold"/>
    </style:style>
    <style:style style:name="P46" style:family="paragraph" style:parent-style-name="Standard">
      <style:text-properties fo:font-size="12pt" fo:font-weight="normal" officeooo:rsid="00a33317" officeooo:paragraph-rsid="00a33317" style:font-size-asian="12pt" style:font-weight-asian="normal" style:font-size-complex="12pt" style:font-weight-complex="normal"/>
    </style:style>
    <style:style style:name="P47" style:family="paragraph" style:parent-style-name="Table_20_Contents">
      <style:text-properties officeooo:rsid="00178040" officeooo:paragraph-rsid="00178040"/>
    </style:style>
    <style:style style:name="P48" style:family="paragraph" style:parent-style-name="Table_20_Contents">
      <style:text-properties officeooo:rsid="00131b74" officeooo:paragraph-rsid="00131b74"/>
    </style:style>
    <style:style style:name="P49" style:family="paragraph" style:parent-style-name="Table_20_Contents">
      <style:text-properties officeooo:rsid="00196a96" officeooo:paragraph-rsid="00196a96"/>
    </style:style>
    <style:style style:name="P50" style:family="paragraph" style:parent-style-name="Table_20_Contents">
      <style:text-properties officeooo:rsid="001c5175" officeooo:paragraph-rsid="001c5175"/>
    </style:style>
    <style:style style:name="P51" style:family="paragraph" style:parent-style-name="Table_20_Contents">
      <style:text-properties officeooo:rsid="004b2bd0" officeooo:paragraph-rsid="004b2bd0"/>
    </style:style>
    <style:style style:name="P52" style:family="paragraph" style:parent-style-name="Table_20_Contents">
      <style:text-properties officeooo:rsid="00583752" officeooo:paragraph-rsid="00583752"/>
    </style:style>
    <style:style style:name="P53" style:family="paragraph" style:parent-style-name="Table_20_Contents">
      <style:text-properties officeooo:rsid="005d5092" officeooo:paragraph-rsid="005d5092"/>
    </style:style>
    <style:style style:name="P54" style:family="paragraph" style:parent-style-name="Table_20_Contents">
      <style:text-properties officeooo:rsid="006ddbc8" officeooo:paragraph-rsid="006ddbc8"/>
    </style:style>
    <style:style style:name="P55" style:family="paragraph" style:parent-style-name="Table_20_Contents">
      <style:text-properties fo:font-weight="bold" officeooo:rsid="006ddbc8" officeooo:paragraph-rsid="006ddbc8" style:font-weight-asian="bold" style:font-weight-complex="bold"/>
    </style:style>
    <style:style style:name="P56" style:family="paragraph" style:parent-style-name="Table_20_Contents">
      <style:text-properties officeooo:rsid="0072d749" officeooo:paragraph-rsid="0072d749"/>
    </style:style>
    <style:style style:name="P57" style:family="paragraph" style:parent-style-name="Table_20_Contents">
      <style:paragraph-properties fo:break-before="page"/>
      <style:text-properties officeooo:rsid="00196a96" officeooo:paragraph-rsid="00196a96"/>
    </style:style>
    <style:style style:name="P58" style:family="paragraph" style:parent-style-name="Standard">
      <style:text-properties officeooo:paragraph-rsid="00a6b2e0"/>
    </style:style>
    <style:style style:name="P59" style:family="paragraph">
      <style:paragraph-properties fo:text-align="center"/>
    </style:style>
    <style:style style:name="T1" style:family="text">
      <style:text-properties officeooo:rsid="00516d80"/>
    </style:style>
    <style:style style:name="T2" style:family="text">
      <style:text-properties officeooo:rsid="00196a96"/>
    </style:style>
    <style:style style:name="T3" style:family="text">
      <style:text-properties fo:font-weight="bold" style:font-weight-asian="bold" style:font-weight-complex="bold"/>
    </style:style>
    <style:style style:name="T4" style:family="text">
      <style:text-properties fo:font-weight="bold" officeooo:rsid="00196a96" style:font-weight-asian="bold" style:font-weight-complex="bold"/>
    </style:style>
    <style:style style:name="T5" style:family="text">
      <style:text-properties fo:font-weight="bold" officeooo:rsid="002dec95" style:font-weight-asian="bold" style:font-weight-complex="bold"/>
    </style:style>
    <style:style style:name="T6" style:family="text">
      <style:text-properties fo:font-weight="bold" officeooo:rsid="00545d82" style:font-weight-asian="bold" style:font-weight-complex="bold"/>
    </style:style>
    <style:style style:name="T7" style:family="text">
      <style:text-properties fo:font-weight="bold" officeooo:rsid="00580fd2" style:font-weight-asian="bold" style:font-weight-complex="bold"/>
    </style:style>
    <style:style style:name="T8" style:family="text">
      <style:text-properties fo:font-weight="bold" officeooo:rsid="00583752" style:font-weight-asian="bold" style:font-weight-complex="bold"/>
    </style:style>
    <style:style style:name="T9" style:family="text">
      <style:text-properties fo:font-weight="bold" officeooo:rsid="005ac852" style:font-weight-asian="bold" style:font-weight-complex="bold"/>
    </style:style>
    <style:style style:name="T10" style:family="text">
      <style:text-properties fo:font-weight="bold" officeooo:rsid="005cde74" style:font-weight-asian="bold" style:font-weight-complex="bold"/>
    </style:style>
    <style:style style:name="T11" style:family="text">
      <style:text-properties fo:font-weight="bold" officeooo:rsid="007385bd" style:font-weight-asian="bold" style:font-weight-complex="bold"/>
    </style:style>
    <style:style style:name="T12" style:family="text">
      <style:text-properties fo:font-weight="bold" officeooo:rsid="0084d2f8" style:font-weight-asian="bold" style:font-weight-complex="bold"/>
    </style:style>
    <style:style style:name="T13" style:family="text">
      <style:text-properties fo:font-weight="bold" officeooo:rsid="008676e4" style:font-weight-asian="bold" style:font-weight-complex="bold"/>
    </style:style>
    <style:style style:name="T14" style:family="text">
      <style:text-properties officeooo:rsid="0010961c"/>
    </style:style>
    <style:style style:name="T15" style:family="text">
      <style:text-properties officeooo:rsid="00201086"/>
    </style:style>
    <style:style style:name="T16" style:family="text">
      <style:text-properties officeooo:rsid="0022630c"/>
    </style:style>
    <style:style style:name="T17" style:family="text">
      <style:text-properties officeooo:rsid="00256125"/>
    </style:style>
    <style:style style:name="T18" style:family="text">
      <style:text-properties officeooo:rsid="002670f0"/>
    </style:style>
    <style:style style:name="T19" style:family="text">
      <style:text-properties officeooo:rsid="002bf20c"/>
    </style:style>
    <style:style style:name="T20" style:family="text">
      <style:text-properties officeooo:rsid="0033d8a2"/>
    </style:style>
    <style:style style:name="T21" style:family="text">
      <style:text-properties officeooo:rsid="0035891d"/>
    </style:style>
    <style:style style:name="T22" style:family="text">
      <style:text-properties officeooo:rsid="0036c3ad"/>
    </style:style>
    <style:style style:name="T23" style:family="text">
      <style:text-properties officeooo:rsid="0036eefe"/>
    </style:style>
    <style:style style:name="T24" style:family="text">
      <style:text-properties officeooo:rsid="00379e55"/>
    </style:style>
    <style:style style:name="T25" style:family="text">
      <style:text-properties officeooo:rsid="003ae643"/>
    </style:style>
    <style:style style:name="T26" style:family="text">
      <style:text-properties officeooo:rsid="003e0a2f"/>
    </style:style>
    <style:style style:name="T27" style:family="text">
      <style:text-properties officeooo:rsid="004e7fee"/>
    </style:style>
    <style:style style:name="T28" style:family="text">
      <style:text-properties officeooo:rsid="00518571"/>
    </style:style>
    <style:style style:name="T29" style:family="text">
      <style:text-properties officeooo:rsid="00530c37"/>
    </style:style>
    <style:style style:name="T30" style:family="text">
      <style:text-properties officeooo:rsid="00545d82"/>
    </style:style>
    <style:style style:name="T31" style:family="text">
      <style:text-properties officeooo:rsid="00583752"/>
    </style:style>
    <style:style style:name="T32" style:family="text">
      <style:text-properties officeooo:rsid="0059449c"/>
    </style:style>
    <style:style style:name="T33" style:family="text">
      <style:text-properties officeooo:rsid="005ac852"/>
    </style:style>
    <style:style style:name="T34" style:family="text">
      <style:text-properties officeooo:rsid="005cde74"/>
    </style:style>
    <style:style style:name="T35" style:family="text">
      <style:text-properties officeooo:rsid="00659a27"/>
    </style:style>
    <style:style style:name="T36" style:family="text">
      <style:text-properties officeooo:rsid="0066a3fd"/>
    </style:style>
    <style:style style:name="T37" style:family="text">
      <style:text-properties officeooo:rsid="00682044"/>
    </style:style>
    <style:style style:name="T38" style:family="text">
      <style:text-properties officeooo:rsid="006b4654"/>
    </style:style>
    <style:style style:name="T39" style:family="text">
      <style:text-properties officeooo:rsid="006b6bb7"/>
    </style:style>
    <style:style style:name="T40" style:family="text">
      <style:text-properties officeooo:rsid="006d5510"/>
    </style:style>
    <style:style style:name="T41" style:family="text">
      <style:text-properties officeooo:rsid="006ddbc8"/>
    </style:style>
    <style:style style:name="T42" style:family="text">
      <style:text-properties officeooo:rsid="006f25d2"/>
    </style:style>
    <style:style style:name="T43" style:family="text">
      <style:text-properties officeooo:rsid="00711c92"/>
    </style:style>
    <style:style style:name="T44" style:family="text">
      <style:text-properties officeooo:rsid="007385bd"/>
    </style:style>
    <style:style style:name="T45" style:family="text">
      <style:text-properties officeooo:rsid="0073be98"/>
    </style:style>
    <style:style style:name="T46" style:family="text">
      <style:text-properties officeooo:rsid="00743c67"/>
    </style:style>
    <style:style style:name="T47" style:family="text">
      <style:text-properties officeooo:rsid="00746ad9"/>
    </style:style>
    <style:style style:name="T48" style:family="text">
      <style:text-properties officeooo:rsid="00759ed0"/>
    </style:style>
    <style:style style:name="T49" style:family="text">
      <style:text-properties officeooo:rsid="0075dd7b"/>
    </style:style>
    <style:style style:name="T50" style:family="text">
      <style:text-properties officeooo:rsid="007646dc"/>
    </style:style>
    <style:style style:name="T51" style:family="text">
      <style:text-properties officeooo:rsid="00777f41"/>
    </style:style>
    <style:style style:name="T52" style:family="text">
      <style:text-properties officeooo:rsid="00787d59"/>
    </style:style>
    <style:style style:name="T53" style:family="text">
      <style:text-properties officeooo:rsid="007a1db4"/>
    </style:style>
    <style:style style:name="T54" style:family="text">
      <style:text-properties officeooo:rsid="007b5a97"/>
    </style:style>
    <style:style style:name="T55" style:family="text">
      <style:text-properties officeooo:rsid="0084d2f8"/>
    </style:style>
    <style:style style:name="T56" style:family="text">
      <style:text-properties officeooo:rsid="0084f347"/>
    </style:style>
    <style:style style:name="T57" style:family="text">
      <style:text-properties officeooo:rsid="0089bd6a"/>
    </style:style>
    <style:style style:name="T58" style:family="text">
      <style:text-properties officeooo:rsid="008b425e"/>
    </style:style>
    <style:style style:name="T59" style:family="text">
      <style:text-properties officeooo:rsid="008bb27f"/>
    </style:style>
    <style:style style:name="T60" style:family="text">
      <style:text-properties officeooo:rsid="008f628a"/>
    </style:style>
    <style:style style:name="T61" style:family="text">
      <style:text-properties officeooo:rsid="009166de"/>
    </style:style>
    <style:style style:name="T62" style:family="text">
      <style:text-properties officeooo:rsid="0094337a"/>
    </style:style>
    <style:style style:name="T63" style:family="text">
      <style:text-properties officeooo:rsid="0095b941"/>
    </style:style>
    <style:style style:name="T64" style:family="text">
      <style:text-properties officeooo:rsid="009798bc"/>
    </style:style>
    <style:style style:name="T65" style:family="text">
      <style:text-properties officeooo:rsid="009812fe"/>
    </style:style>
    <style:style style:name="T66" style:family="text">
      <style:text-properties officeooo:rsid="009b676b"/>
    </style:style>
    <style:style style:name="T67" style:family="text">
      <style:text-properties officeooo:rsid="009ce5bd"/>
    </style:style>
    <style:style style:name="T68" style:family="text">
      <style:text-properties officeooo:rsid="009e7eed"/>
    </style:style>
    <style:style style:name="T69" style:family="text">
      <style:text-properties officeooo:rsid="009f90fb"/>
    </style:style>
    <style:style style:name="T70" style:family="text">
      <style:text-properties officeooo:rsid="00a180e4"/>
    </style:style>
    <style:style style:name="T71" style:family="text">
      <style:text-properties fo:font-size="12pt" fo:font-weight="normal" officeooo:rsid="00a33317" style:font-size-asian="12pt" style:font-weight-asian="normal" style:font-size-complex="12pt"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draw:marker-start-width="0.3201in" draw:marker-end-width="0.3201in" draw:fill-color="#ffffff" draw:textarea-horizontal-align="justify" draw:textarea-vertical-align="middle" draw:auto-grow-height="fals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sensor – Decentralized <text:span text:style-name="T54">Sensor Protocol</text:span></text:p>
      <text:p text:style-name="P46">Date 14 November 2014</text:p>
      <text:p text:style-name="P58"><text:span text:style-name="T71">Thinkers: Joseph Hentz, Gregorio Reid, James Littlejohn, <text:s/>dsensor@dsensor.org</text:span></text:p>
      <text:p text:style-name="P1"/>
      <text:p text:style-name="P6"><text:span text:style-name="T30">1 </text:span>Introduction</text:p>
      <text:p text:style-name="P29">The majority of data generated will come from sensors. <text:span text:style-name="T55">Sensors monitoring the environment, life and the Universe at large.</text:span> Given this volume and priority position this paper makes the case for building a Dsensor protocol as part of the <text:span text:style-name="T36">decentralized infrastructure for the Internet</text:span>. <text:s/>Contract<text:span text:style-name="T20">s are</text:span> backed by data and this paper proposes to get the underlying <text:span text:style-name="T20">sensor </text:span>data in <text:span text:style-name="T45">a </text:span>trustworthy state as the main cont<text:span text:style-name="T18">r</text:span>act by applying blockchain/hashing <text:span text:style-name="T18">methodologies</text:span>. <text:s/>The Internet of Things race has been characterized initially by a number of independent Maker community project<text:span text:style-name="T17">s</text:span> but now we see the entrance of establish<text:span text:style-name="T45">ed</text:span> tech giants to centralize the collection, storage and <text:span text:style-name="T17">use </text:span>application<text:span text:style-name="T17">s</text:span>. <text:span text:style-name="T17">A Dsensor protocol provides a decentralized and secure option to those capturing sensor data and an open protocol for the grass roots Maker and IofT communities. <text:s/>Sensors by their nature are at the edge of all parts of the network and value can be delivered by DSapps (Decentralized Sensor applications), keeping the value and data in the hands of those that own it.</text:span></text:p>
      <text:p text:style-name="P20"/>
      <text:p text:style-name="P7"><text:span text:style-name="T30">2 </text:span>Dsensor Protocol</text:p>
      <text:p text:style-name="P2"/>
      <text:p text:style-name="P1"><draw:custom-shape text:anchor-type="paragraph" draw:z-index="0" draw:style-name="gr1" draw:text-style-name="P59" svg:width="1.426in" svg:height="0.5079in" svg:x="0.2689in" svg:y="0.2043in"><text:p text:style-name="P59">Contract</text:p><draw:enhanced-geometry svg:viewBox="0 0 21600 21600" draw:type="rectangle" draw:enhanced-path="M 0 0 L 21600 0 21600 21600 0 21600 0 0 Z N"/></draw:custom-shape><text:tab/><text:tab/><text:tab/><text:tab/></text:p>
      <table:table table:name="Table1" table:style-name="Table1">
        <table:table-column table:style-name="Table1.A"/>
        <table:table-column table:style-name="Table1.B"/>
        <table:table-row table:style-name="Table1.1">
          <table:table-cell table:style-name="Table1.A1" office:value-type="string">
            <text:p text:style-name="Table_20_Contents"><draw:custom-shape text:anchor-type="paragraph" draw:z-index="1" draw:style-name="gr1" draw:text-style-name="P59" svg:width="1.426in" svg:height="0.5079in" svg:x="-2.0028in" svg:y="0.4811in"><text:p text:style-name="P59">Hashing</text:p><draw:enhanced-geometry svg:viewBox="0 0 21600 21600" draw:type="rectangle" draw:enhanced-path="M 0 0 L 21600 0 21600 21600 0 21600 0 0 Z N"/></draw:custom-shape><draw:custom-shape text:anchor-type="paragraph" draw:z-index="2" draw:style-name="gr1" draw:text-style-name="P59" svg:width="1.426in" svg:height="0.5079in" svg:x="-2.0028in" svg:y="0.989in"><text:p text:style-name="P59">API</text:p><draw:enhanced-geometry svg:viewBox="0 0 21600 21600" draw:type="rectangle" draw:enhanced-path="M 0 0 L 21600 0 21600 21600 0 21600 0 0 Z N"/></draw:custom-shape><draw:custom-shape text:anchor-type="paragraph" draw:z-index="3" draw:style-name="gr1" draw:text-style-name="P59" svg:width="1.426in" svg:height="0.5079in" svg:x="-2.0028in" svg:y="1.4965in"><text:p text:style-name="P59">Sensor</text:p><draw:enhanced-geometry svg:viewBox="0 0 21600 21600" draw:type="rectangle" draw:enhanced-path="M 0 0 L 21600 0 21600 21600 0 21600 0 0 Z N"/></draw:custom-shape></text:p>
          </table:table-cell>
          <table:table-cell table:style-name="Table1.B1" office:value-type="string">
            <text:p text:style-name="P52">D<text:span text:style-name="T36">S</text:span>apps <text:s/>Decentralized Sensor Apps, mapping contracts.</text:p>
          </table:table-cell>
        </table:table-row>
        <table:table-row table:style-name="Table1.2">
          <table:table-cell table:style-name="Table1.A2" office:value-type="string">
            <text:p text:style-name="Table_20_Contents"/>
          </table:table-cell>
          <table:table-cell table:style-name="Table1.B2" office:value-type="string">
            <text:p text:style-name="P47">Putting on Mini <text:span text:style-name="T46">&amp; main </text:span>blockchain</text:p>
          </table:table-cell>
        </table:table-row>
        <table:table-row table:style-name="Table1.2">
          <table:table-cell table:style-name="Table1.A2" office:value-type="string">
            <text:p text:style-name="Table_20_Contents"/>
          </table:table-cell>
          <table:table-cell table:style-name="Table1.B2" office:value-type="string">
            <text:p text:style-name="P47">Communication between hardware and Dsensor</text:p>
          </table:table-cell>
        </table:table-row>
        <table:table-row table:style-name="Table1.2">
          <table:table-cell table:style-name="Table1.A2" office:value-type="string">
            <text:p text:style-name="Table_20_Contents"/>
          </table:table-cell>
          <table:table-cell table:style-name="Table1.B2" office:value-type="string">
            <text:p text:style-name="P47">Internet of Things and beyond data <text:span text:style-name="T16">generation</text:span></text:p>
          </table:table-cell>
        </table:table-row>
      </table:table>
      <text:p text:style-name="P1"><draw:custom-shape text:anchor-type="paragraph" draw:z-index="4" draw:style-name="gr1" draw:text-style-name="P59" svg:width="6.6476in" svg:height="0.3453in" svg:x="0.2953in" svg:y="0.0992in"><text:p text:style-name="P59">Compliance over time</text:p><draw:enhanced-geometry svg:viewBox="0 0 21600 21600" draw:type="rectangle" draw:enhanced-path="M 0 0 L 21600 0 21600 21600 0 21600 0 0 Z N"/></draw:custom-shape></text:p>
      <text:p text:style-name="P1"/>
      <text:p text:style-name="P1"/>
      <text:p text:style-name="P8"><text:span text:style-name="T30">3 </text:span>Sensors</text:p>
      <text:p text:style-name="P28">The Dsensor protocol should be open and available to all sensors.</text:p>
      <text:p text:style-name="P4"/>
      <text:p text:style-name="P9"><text:span text:style-name="T30">4 Connectivity </text:span>API</text:p>
      <text:p text:style-name="P5"><text:span text:style-name="T2">H</text:span>ardware connectivity <text:s text:c="2"/><text:span text:style-name="T34">Ethernet, WiFi, Cellular, Bluetooth, Zigbee,</text:span> <text:s/>Netmesh</text:p>
      <text:p text:style-name="P36">Build industry <text:span text:style-name="T15">strength</text:span> API based on open source stack. <text:s/>Work with independent project<text:span text:style-name="T47">s</text:span> e.g. <text:a xlink:type="simple" xlink:href="http://devices.wolfram.com/">http://devices.wolfram.com/</text:a> or <text:a xlink:type="simple" xlink:href="https://developers.ninja/libraries/nodejs.html">https://developers.ninja/libraries/nodejs.html</text:a> <text:a xlink:type="simple" xlink:href="http://cylonjs.com/">http://cylonjs.com/</text:a> <text:s/><text:span text:style-name="T35">http://www.opengeospatial.org/</text:span></text:p>
      <text:p text:style-name="P38"/>
      <text:p text:style-name="P8"><text:span text:style-name="T31">5 </text:span>Hashing/<text:span text:style-name="T31">blockchain</text:span></text:p>
      <text:p text:style-name="P24">The goal is to collect data from a sensor and turn it in to a trustworthy state. <text:s/>This is the primary defense against data being made up i.e. by making the sensor owner incur the cost of hashing produces a disincentive to generate fictitious data on which to trade. <text:span text:style-name="T21">Data</text:span> successfully enters through hashing can not said to accurately represent any claimed contract description but does give proof the sensor data has adhered to the protocols hashing requirements. Secondary, data integrity checks can be made w<text:span text:style-name="T21">hen</text:span> <text:soft-page-break/>data is combined into <text:span text:style-name="T21">a </text:span>pool. <text:s/>For example, google has to deal with millions of fictitious links trying to game their search engine ranking but the over whelming collective intelligence gained from aggregation can help weed out those fictitious links. <text:s/>A similar process can be envisioned for combined <text:span text:style-name="T57">peer to peer </text:span>data pooling via a more advance Dsensor protocol.</text:p>
      <text:p text:style-name="P10"/>
      <text:p text:style-name="P15"><text:span text:style-name="T31">5.1 </text:span>Hashing ideas to search</text:p>
      <text:p text:style-name="P3">Proof of capture: <text:span text:style-name="T14">Mathematical proofs built into sensor firmware. </text:span><text:a xlink:type="simple" xlink:href="http://www.prismmodelchecker.org/lectures/pmc/"><text:span text:style-name="T14">http://www.prismmodelchecker.org/lectures/pmc/</text:span></text:a><text:span text:style-name="T14"> </text:span><text:a xlink:type="simple" xlink:href="http://www.veriware.org/"><text:span text:style-name="T14">http://www.veriware.org/</text:span></text:a><text:span text:style-name="T14"> http://www.cs.ox.ac.uk/marta.kwiatkowska/</text:span></text:p>
      <text:p text:style-name="P35">Time limit to get sensor data on <text:span text:style-name="T29">Blockchain</text:span>. <text:s/><text:span text:style-name="T37">Use hashing algorithms of established blockchains.</text:span></text:p>
      <text:p text:style-name="P11"/>
      <text:p text:style-name="P10"><text:span text:style-name="T31">5.2 </text:span>Easy to get to blockchain:</text:p>
      <text:p text:style-name="P25">The further 'distance' and time it takes for sensor data to hit a blockchain then the less certain we are on its authenticity. <text:s/>Direct hashing based on the electronics chip provides a close opportunity while data entering a blockchain via a third party API is much further way.</text:p>
      <text:p text:style-name="P25"/>
      <text:p text:style-name="P30"><text:span text:style-name="T8">5</text:span><text:span text:style-name="T6">.2.1 </text:span><text:span text:style-name="T5">Hardware </text:span><text:span text:style-name="T3">CHIP </text:span><text:span text:style-name="T7">library</text:span></text:p>
      <text:p text:style-name="P31">Every sensor will have a dedicated <text:span text:style-name="T27">micro controller</text:span> chip. <text:s/>A hashing and blockchain library will be conceived and built. <text:s/>The leading hardware chip to start research around is the Arm M chipset/<text:span text:style-name="T61">arduino</text:span>, <text:a xlink:type="simple" xlink:href="http://www.arm.com/images/processor/Cortex-M3-chip-diagram-LG.png">http://www.arm.com/images/processor/Cortex-M3-chip-diagram-LG.png</text:a> <text:s/><text:span text:style-name="T24">Building a universal library for all chip sets will be challenge. <text:s/>See list of hardware in the Appendix.</text:span></text:p>
      <text:p text:style-name="P31"/>
      <text:p text:style-name="P12"><text:span text:style-name="T31">5.2.1.2 Data </text:span>API</text:p>
      <text:p text:style-name="P31">Two API data option<text:span text:style-name="T38">s</text:span> are available:</text:p>
      <text:p text:style-name="P31"/>
      <text:p text:style-name="P12"><text:span text:style-name="T31">5.2.1.2.1 </text:span>Direct from Sensor App:</text:p>
      <text:p text:style-name="P31">E.g. from amiigo.com developer API. <text:s/>Depending on <text:span text:style-name="T62">time taken</text:span> and how open source the code <text:span text:style-name="T39">of the</text:span> application <text:span text:style-name="T62">is will impact the </text:span>trust<text:span text:style-name="T48">worthy</text:span> state of the sensor data.</text:p>
      <text:p text:style-name="P31"/>
      <text:p text:style-name="P12"><text:span text:style-name="T31">5.2.1.2.2 </text:span>From a D<text:span text:style-name="T28">ata</text:span> store API:</text:p>
      <text:p text:style-name="P31">E.g. from apple health vault. <text:s/>There is very little know<text:span text:style-name="T63">n</text:span> on what happen<text:span text:style-name="T39">s</text:span> in the<text:span text:style-name="T49">se</text:span> secure data stores. <text:s/>Is the data stored exactly as recorded from a sensor? <text:s/>Is any tidying up of the data performed automatically? <text:s/>The only real way to establish trust in such data is when data pool collective intelligence can make some commentary on the data.</text:p>
      <text:p text:style-name="P37"/>
      <text:p text:style-name="P37"/>
      <text:p text:style-name="P12"><text:span text:style-name="T31">6 </text:span>DSapps</text:p>
      <text:p text:style-name="P31">Decentralized S<text:span text:style-name="T25">ensor a</text:span>pp<text:span text:style-name="T39">lications (DSapps)</text:span> are a special kind of <text:span text:style-name="T32">smart</text:span> cont<text:span text:style-name="T64">r</text:span>act. <text:s/>The main new capability is <text:span text:style-name="T3">MAPPING</text:span> Dsensor data to contract terms in real time. <text:s/><text:span text:style-name="T22">This is a difficult challenge.</text:span></text:p>
      <text:p text:style-name="P31"/>
      <text:p text:style-name="P17">MAPPING – making contract<text:span text:style-name="T50">s</text:span> human readable</text:p>
      <text:p text:style-name="P26">Sensor data is brittle and human language is more gr<text:span text:style-name="T65">e</text:span>y i.e. if every tiny breach of sensor data triggers a termination event in a contract then they <text:span text:style-name="T56">it </text:span>may become impractical <text:span text:style-name="T51">for daily </text:span>use. <text:s/>To make contracts more robust D<text:span text:style-name="T39">S</text:span>apps will contain a Fuzzy Logic library in the contract builder. <text:s/>Developers will also be free to apply their o<text:span text:style-name="T39">w</text:span>n Fuzzy logic or other technique into the D<text:span text:style-name="T39">S</text:span>app builder. Se<text:span text:style-name="T26">e fuzz logic paper http://www.sciencedirect.com/science/article/pii/S1570870511001326</text:span></text:p>
      <text:p text:style-name="P32"/>
      <text:p text:style-name="P32"/>
      <text:p text:style-name="P32"/>
      <text:p text:style-name="P32"><text:soft-page-break/></text:p>
      <text:p text:style-name="P32"/>
      <text:p text:style-name="P32"/>
      <text:p text:style-name="P32"/>
      <text:p text:style-name="P14"><text:span text:style-name="T33">6.1 DSapp – Dsensor </text:span>Diagram</text:p>
      <text:p text:style-name="P14"><draw:custom-shape text:anchor-type="paragraph" draw:z-index="19" draw:style-name="gr1" draw:text-style-name="P59" svg:width="0.8335in" svg:height="0.428in" svg:x="0.3709in" svg:y="0.0866in"><text:p text:style-name="P59">HTML5</text:p><draw:enhanced-geometry svg:viewBox="0 0 21600 21600" draw:type="rectangle" draw:enhanced-path="M 0 0 L 21600 0 21600 21600 0 21600 0 0 Z N"/></draw:custom-shape><draw:custom-shape text:anchor-type="paragraph" draw:z-index="17" draw:style-name="gr2" svg:width="4.0476in" svg:height="0.5898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20" draw:style-name="gr1" draw:text-style-name="P59" svg:width="1.3024in" svg:height="0.4461in" svg:x="1.3709in" svg:y="0.0665in"><text:p text:style-name="P59">Ethereum browser</text:p><draw:enhanced-geometry svg:viewBox="0 0 21600 21600" draw:type="rectangle" draw:enhanced-path="M 0 0 L 21600 0 21600 21600 0 21600 0 0 Z N"/></draw:custom-shape><draw:custom-shape text:anchor-type="paragraph" draw:z-index="21" draw:style-name="gr1" draw:text-style-name="P59" svg:width="0.8335in" svg:height="0.428in" svg:x="2.9173in" svg:y="0.0799in"><text:p text:style-name="P59">Wallets</text:p><draw:enhanced-geometry svg:viewBox="0 0 21600 21600" draw:type="rectangle" draw:enhanced-path="M 0 0 L 21600 0 21600 21600 0 21600 0 0 Z N"/></draw:custom-shape></text:p>
      <text:p text:style-name="P14"/>
      <text:p text:style-name="P14"/>
      <text:p text:style-name="P14"><draw:custom-shape text:anchor-type="paragraph" draw:z-index="22" draw:style-name="gr1" draw:text-style-name="P59" svg:width="3.7551in" svg:height="0.1669in" svg:x="0.3717in" svg:y="0.1173in"><text:p text:style-name="P59">Javascript API, native extentions</text:p><draw:enhanced-geometry svg:viewBox="0 0 21600 21600" draw:type="rectangle" draw:enhanced-path="M 0 0 L 21600 0 21600 21600 0 21600 0 0 Z N"/></draw:custom-shape></text:p>
      <text:p text:style-name="P14"/>
      <text:p text:style-name="P14"><draw:custom-shape text:anchor-type="paragraph" draw:z-index="7" draw:style-name="gr1" draw:text-style-name="P59" svg:width="1.1933in" svg:height="0.6461in" svg:x="1.7516in" svg:y="0.1071in"><text:p text:style-name="P59">Mapping</text:p><draw:enhanced-geometry svg:viewBox="0 0 21600 21600" draw:type="rectangle" draw:enhanced-path="M 0 0 L 21600 0 21600 21600 0 21600 0 0 Z N"/></draw:custom-shape><draw:custom-shape text:anchor-type="paragraph" draw:z-index="6" draw:style-name="gr2" svg:width="4.0476in" svg:height="0.8705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8" draw:style-name="gr1" draw:text-style-name="P59" svg:width="0.9953in" svg:height="0.6461in" svg:x="3.022in" svg:y="0.1071in"><text:p text:style-name="P59">Storeage</text:p><draw:enhanced-geometry svg:viewBox="0 0 21600 21600" draw:type="rectangle" draw:enhanced-path="M 0 0 L 21600 0 21600 21600 0 21600 0 0 Z N"/></draw:custom-shape><draw:custom-shape text:anchor-type="paragraph" draw:z-index="18" draw:style-name="gr1" draw:text-style-name="P59" svg:width="1.2976in" svg:height="0.6488in" svg:x="0.3709in" svg:y="0.0866in"><text:p text:style-name="P59">Contract</text:p><draw:enhanced-geometry svg:viewBox="0 0 21600 21600" draw:type="rectangle" draw:enhanced-path="M 0 0 L 21600 0 21600 21600 0 21600 0 0 Z N"/></draw:custom-shape></text:p>
      <text:p text:style-name="P14"/>
      <text:p text:style-name="P14"/>
      <text:p text:style-name="P14"/>
      <text:p text:style-name="P14"/>
      <text:p text:style-name="P14"><draw:custom-shape text:anchor-type="paragraph" draw:z-index="5" draw:style-name="gr1" draw:text-style-name="P59" svg:width="3.7551in" svg:height="0.1669in" svg:x="0.3193in" svg:y="0.0925in"><text:p text:style-name="P59">Dsensor-api REST MQTT</text:p><draw:enhanced-geometry svg:viewBox="0 0 21600 21600" draw:type="rectangle" draw:enhanced-path="M 0 0 L 21600 0 21600 21600 0 21600 0 0 Z N"/></draw:custom-shape></text:p>
      <text:p text:style-name="P14"><draw:custom-shape text:anchor-type="paragraph" draw:z-index="15" draw:style-name="gr1" draw:text-style-name="P59" svg:width="0.6661in" svg:height="0.3988in" svg:x="0.3929in" svg:y="0.1866in"><text:p text:style-name="P59">Chip Dlib</text:p><draw:enhanced-geometry svg:viewBox="0 0 21600 21600" draw:type="rectangle" draw:enhanced-path="M 0 0 L 21600 0 21600 21600 0 21600 0 0 Z N"/></draw:custom-shape><draw:custom-shape text:anchor-type="paragraph" draw:z-index="10" draw:style-name="gr1" draw:text-style-name="P59" svg:width="0.5004in" svg:height="0.3331in" svg:x="4.2827in" svg:y="0.1252in"><text:p text:style-name="P59">Vaults</text:p><draw:enhanced-geometry svg:viewBox="0 0 21600 21600" draw:type="rectangle" draw:enhanced-path="M 0 0 L 21600 0 21600 21600 0 21600 0 0 Z N"/></draw:custom-shape><draw:custom-shape text:anchor-type="paragraph" draw:z-index="16" draw:style-name="gr1" draw:text-style-name="P59" svg:width="0.9323in" svg:height="0.6461in" svg:x="1.6472in" svg:y="0.1898in"><text:p text:style-name="P59">Blockchain</text:p><draw:enhanced-geometry svg:viewBox="0 0 21600 21600" draw:type="rectangle" draw:enhanced-path="M 0 0 L 21600 0 21600 21600 0 21600 0 0 Z N"/></draw:custom-shape><draw:custom-shape text:anchor-type="paragraph" draw:z-index="9" draw:style-name="gr1" draw:text-style-name="P59" svg:width="0.9323in" svg:height="0.6461in" svg:x="3.1161in" svg:y="0.1811in"><text:p text:style-name="P59">D-storage</text:p><draw:enhanced-geometry svg:viewBox="0 0 21600 21600" draw:type="rectangle" draw:enhanced-path="M 0 0 L 21600 0 21600 21600 0 21600 0 0 Z N"/></draw:custom-shape></text:p>
      <text:p text:style-name="P14"/>
      <text:p text:style-name="P14"><draw:custom-shape text:anchor-type="paragraph" draw:z-index="12" draw:style-name="gr1" draw:text-style-name="P59" svg:width="0.5004in" svg:height="0.3331in" svg:x="4.9598in" svg:y="0.0091in"><text:p text:style-name="P59">Vaults</text:p><draw:enhanced-geometry svg:viewBox="0 0 21600 21600" draw:type="rectangle" draw:enhanced-path="M 0 0 L 21600 0 21600 21600 0 21600 0 0 Z N"/></draw:custom-shape></text:p>
      <text:p text:style-name="P14"><draw:custom-shape text:anchor-type="paragraph" draw:z-index="14" draw:style-name="gr1" draw:text-style-name="P59" svg:width="0.6661in" svg:height="0.3988in" svg:x="0.3929in" svg:y="0.0102in"><text:p text:style-name="P59">Sensor</text:p><draw:enhanced-geometry svg:viewBox="0 0 21600 21600" draw:type="rectangle" draw:enhanced-path="M 0 0 L 21600 0 21600 21600 0 21600 0 0 Z N"/></draw:custom-shape><draw:custom-shape text:anchor-type="paragraph" draw:z-index="11" draw:style-name="gr1" draw:text-style-name="P59" svg:width="0.5004in" svg:height="0.3331in" svg:x="4.3083in" svg:y="0.1083in"><text:p text:style-name="P59">Vaults</text:p><draw:enhanced-geometry svg:viewBox="0 0 21600 21600" draw:type="rectangle" draw:enhanced-path="M 0 0 L 21600 0 21600 21600 0 21600 0 0 Z N"/></draw:custom-shape></text:p>
      <text:p text:style-name="P34"><draw:custom-shape text:anchor-type="paragraph" draw:z-index="13" draw:style-name="gr1" draw:text-style-name="P59" svg:width="0.5004in" svg:height="0.3331in" svg:x="4.9543in" svg:y="0.1756in"><text:p text:style-name="P59">Vaults</text:p><draw:enhanced-geometry svg:viewBox="0 0 21600 21600" draw:type="rectangle" draw:enhanced-path="M 0 0 L 21600 0 21600 21600 0 21600 0 0 Z N"/></draw:custom-shape></text:p>
      <text:p text:style-name="P31"/>
      <text:p text:style-name="P31"/>
      <text:p text:style-name="P16"><text:span text:style-name="T33">6.2 </text:span>There are two main contract considerations:</text:p>
      <text:p text:style-name="P23"/>
      <text:p text:style-name="P23"><text:span text:style-name="T9">6.2.</text:span><text:span text:style-name="T3">1</text:span> <text:s/>getting sensor data on to Mini blockchain <text:span text:style-name="T23">and reference made to a public blockchain.</text:span></text:p>
      <text:p text:style-name="P23"/>
      <text:p text:style-name="P50"><text:span text:style-name="T9">6.2.</text:span><text:span text:style-name="T3">2</text:span> <text:s/>two independent peers making a blockchain contract transaction to share data and/<text:span text:style-name="T40">or</text:span> monetary payments.</text:p>
      <text:p text:style-name="P50"/>
      <text:p text:style-name="P50">Of these the second involve<text:span text:style-name="T40">s</text:span> the <text:span text:style-name="T1">mapping of data to the contract. <text:s/></text:span>This involve<text:span text:style-name="T52">s </text:span>monitoring, <text:span text:style-name="T1">verify</text:span>ing, compliance, security and computability of the data between the two parties. When all the above are enable<text:span text:style-name="T52">d</text:span>, the state is said to be contractable.</text:p>
      <text:p text:style-name="P21"/>
      <text:p text:style-name="P33">Note on outcomes: Two or more peers can come to agreement on a future state of being. <text:s/>Given an agreed sensor tracking condition<text:span text:style-name="T19">s</text:span> are adhered the parties may exchange a monetary consideration. <text:s/>From a purely data point of view the data recorded is the data record.</text:p>
      <text:p text:style-name="P33"/>
      <text:p text:style-name="P33"/>
      <text:p text:style-name="P41"><text:span text:style-name="T10">6.4 E</text:span><text:span text:style-name="T13">XAMPLES</text:span></text:p>
      <text:p text:style-name="P41"/>
      <text:p text:style-name="P18">6.4.1 Environment carbon blocks</text:p>
      <text:p text:style-name="P27"><text:span text:style-name="T60">Environmental sensors are becoming more readily available and more sophisticated, for example, </text:span><text:a xlink:type="simple" xlink:href="http://arrayofthings.github.io/"><text:span text:style-name="T60">http://arrayofthings.github.io/</text:span></text:a><text:span text:style-name="T60"> <text:s text:c="2"/>Such sensor data are being fed into big data analytics, for example in C</text:span>hicago, <text:span text:style-name="T60">USA</text:span>. <text:s/><text:span text:style-name="T60">However, this data could be put on a community blockchain on a geographical basis, <text:s/>block by block neighborhoods. <text:s/>Then the community can monitor their local environment. <text:s/>Carbon trading is becoming more established and these can now be made into 'smart contracts' and thus giving neighborhoods the ability to charge polluters in their neighborhood. <text:s/>This would be a new economic incentive system to build a local economy around. <text:s/></text:span></text:p>
      <text:p text:style-name="P19"><text:soft-page-break/></text:p>
      <text:p text:style-name="P41"/>
      <text:p text:style-name="P41"><text:span text:style-name="T12">6.4.2 </text:span><text:span text:style-name="T3">Individual </text:span><text:span text:style-name="T12">wearable data</text:span></text:p>
      <text:p text:style-name="P44">The quantified self movement has advance<text:span text:style-name="T66">d</text:span> from a niche community to mainstream as tech giants have offered their own smart watches and wearables bands. <text:s/>These sensors work <text:span text:style-name="T67">with</text:span> mobile applications and data <text:span text:style-name="T67">is </text:span>saved to the cloud. <text:s/>The Dsensor protocol will allow individuals to record their own private wellbeing data on their own private blockchain and make reference to it on a public blockchain. <text:s/>This provides these individual<text:span text:style-name="T68">s</text:span> to entered into peer to peer and peer to 'computational intelligence'/ <text:span text:style-name="T68">dat</text:span>a mining applications where Smart Contract control the terms of condition of using their data i.e. <text:s/>release the data for use by a cancer research charity but not for advertising or insurance purposes.</text:p>
      <text:p text:style-name="P42"/>
      <text:p text:style-name="P18">6.4.3 Cosmos - Citizen Science</text:p>
      <text:p text:style-name="P43">Humans with their sensors and intelligence as still best as some science <text:span text:style-name="T60">categorization.</text:span> <text:s/>The rise of citizen science projects like <text:span text:style-name="T69">http://www.galaxyzoo.org/</text:span>. <text:s/>These use traditional cloud based <text:span text:style-name="T60">infrastructure</text:span>, and the Dsensor Protocol <text:span text:style-name="T70">would</text:span> allow <text:span text:style-name="T70">the use of</text:span> a Blockchain base<text:span text:style-name="T60">d</text:span> solution that better fits the peer to peer nature of their research.</text:p>
      <text:p text:style-name="P39"/>
      <text:p text:style-name="P22"/>
      <text:p text:style-name="P13"><text:span text:style-name="T33">7 </text:span>Estimate of Market</text:p>
      <text:p text:style-name="P40">As the first sentence of the document states, sensor data will be the most denominate authoring type of content. The blockchain ecosystem will require a competitive <text:span text:style-name="T41">option</text:span> to the status quo offerings e.g. from Xively etc. <text:s/>The Dsensor protocol, libraries, mapping and DSapps will require a significant developer contribution. Developers need an strong incentive <text:span text:style-name="T52">to contribute</text:span>. <text:s/>Blockchain miners and storage farmers can be paid in crypt<text:span text:style-name="T58">o</text:span>-transaction fees. The <text:span text:style-name="T41">entire</text:span> MAPPING, fuzzy logic builders or <text:span text:style-name="T41">verification</text:span>, compliance would be offered as a service fee i.e. the two peers entering into a Dsensor based contract will also pay an amount to a verification service. <text:s/>This could be a fixed fee or related to the outcome.</text:p>
      <text:p text:style-name="P21"/>
      <text:p text:style-name="P48"><text:span text:style-name="T9">8 </text:span><text:span text:style-name="T3">People/</text:span><text:span text:style-name="T4">skills</text:span><text:span text:style-name="T3"> to reach out to</text:span></text:p>
      <text:p text:style-name="P49">Blockchain/hashing mathematics</text:p>
      <text:p text:style-name="P51"><text:span text:style-name="T42">Bitcoin, </text:span>Ethereum, <text:span text:style-name="T42">M</text:span>aidsafe <text:span text:style-name="T42">etc.</text:span> reps associated, quarterly review.</text:p>
      <text:p text:style-name="P49"/>
      <text:p text:style-name="P49"/>
      <text:p text:style-name="P55">9 The Future</text:p>
      <text:p text:style-name="P54">With a Dsensor protocol establish<text:span text:style-name="T42">ed</text:span> the foundations will have been laid for more ambitious Smart Contracts applications, namely, D<text:span text:style-name="T42">S</text:span>capps: Decentralised Science Application where concept<text:span text:style-name="T59">s</text:span> like the proof of Science can be <text:span text:style-name="T43">explored.</text:span></text:p>
      <text:p text:style-name="P54"/>
      <text:p text:style-name="P55">10 Conclusions</text:p>
      <text:p text:style-name="P56"><text:span text:style-name="T53">A </text:span>Dsensor Protocol will put sensor data on the blockchain in a smart and efficient way, establishing the data as trustworthy. DSapps b<text:span text:style-name="T44">ring the power of fuzzy logic computing to allow humans to build natural language based contract mapped to sensor data. <text:s/>The volume of sensors and the data they are producing will be vast and this should be acted upon at the edge of the network i.e. for each individual peer. <text:s/>Give peers this ability and the ability to share data peer to peer provides a new economic model of value to be established and explored.</text:span></text:p>
      <text:p text:style-name="P49"/>
      <text:p text:style-name="P49"/>
      <text:p text:style-name="P57"/>
      <text:p text:style-name="P53"><text:span text:style-name="T3">Appendix </text:span><text:span text:style-name="T11">A</text:span></text:p>
      <text:p text:style-name="P53">Chip sets</text:p>
      <text:p text:style-name="P53"/>
      <text:p text:style-name="P53">TsmarT Embedded C WiFi</text:p>
      <text:p text:style-name="P53">SimpleLinks Linux, Android WiFi</text:p>
      <text:p text:style-name="P53">IMX53QSB Linux, Android Ethernet</text:p>
      <text:p text:style-name="P53">Hitex OM13031 FreeRTOS Ethernet</text:p>
      <text:p text:style-name="P53">Beaglebone Linux, Android Ethernet</text:p>
      <text:p text:style-name="P53">RX62N FreeRTOS Ethernet</text:p>
      <text:p text:style-name="P53">Raspberry Pi Linux Ethernet</text:p>
      <text:p text:style-name="P53">Android PC 8750 Android Ethernet</text:p>
      <text:p text:style-name="P53">LPCXpresso FreeRTOS Ethernet Optional</text:p>
      <text:p text:style-name="P53">ARM mbed LPC1768 <text:s/>Embedded C/C++ Ethernet</text:p>
      <text:p text:style-name="P53">Zolertia Z1 Embedded C 6loWPAN</text:p>
      <text:p text:style-name="P53">PIC32 Ethernet Kit Embedded C Ethernet</text:p>
      <text:p text:style-name="P53">Arduino Uno Arduino Ethernet, WiFi, Cellular</text:p>
      <text:p text:style-name="P53">Arduino Due Arduino Ethernet, WiFi, Cellular</text:p>
      <text:p text:style-name="P53">Arduino Ethernet</text:p>
      <text:p text:style-name="P53">Arduino Ethernet</text:p>
      <text:p text:style-name="P53">Arduino Mega 2560</text:p>
      <text:p text:style-name="P53">Arduino</text:p>
      <text:p text:style-name="P53">Ethernet, WiFi, Cellular</text:p>
      <text:p text:style-name="P53">Arduino Leonardo R3</text:p>
      <text:p text:style-name="P53">Arduino</text:p>
      <text:p text:style-name="P53">Ethernet, WiFi, Cellular</text:p>
      <text:p text:style-name="P53">RedBack 1.0 Arduino WiFi</text:p>
      <text:p text:style-name="P53">DiamondBack 1.0 Arduino Wi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13:09.576861321</meta:creation-date>
    <meta:generator>LibreOffice/4.2.7.2$Linux_X86_64 LibreOffice_project/420m0$Build-2</meta:generator>
    <dc:date>2014-11-14T13:58:12.531054689</dc:date>
    <meta:editing-duration>P6DT10H56M10S</meta:editing-duration>
    <meta:editing-cycles>130</meta:editing-cycles>
    <meta:document-statistic meta:table-count="1" meta:image-count="0" meta:object-count="0" meta:page-count="5" meta:paragraph-count="83" meta:word-count="1524" meta:character-count="9972" meta:non-whitespace-character-count="8469"/>
  </office:meta>
</office:document-meta>
</file>